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a921" officeooo:paragraph-rsid="001ba921" style:font-weight-asian="bold" style:font-weight-complex="bold"/>
    </style:style>
    <style:style style:name="P2" style:family="paragraph" style:parent-style-name="Standard" style:list-style-name="L1">
      <style:text-properties fo:font-weight="bold" officeooo:rsid="001ba921" officeooo:paragraph-rsid="001ba921" style:font-weight-asian="bold" style:font-weight-complex="bold"/>
    </style:style>
    <style:style style:name="P3" style:family="paragraph" style:parent-style-name="Standard">
      <style:text-properties fo:font-weight="bold" officeooo:rsid="001bff98" officeooo:paragraph-rsid="001bff98" style:font-weight-asian="bold" style:font-weight-complex="bold"/>
    </style:style>
    <style:style style:name="P4" style:family="paragraph" style:parent-style-name="Standard">
      <style:text-properties fo:font-weight="bold" officeooo:rsid="001c3cf6" officeooo:paragraph-rsid="001c3cf6" style:font-weight-asian="bold" style:font-weight-complex="bold"/>
    </style:style>
    <style:style style:name="P5" style:family="paragraph" style:parent-style-name="Standard">
      <style:text-properties fo:font-weight="bold" officeooo:rsid="001dc364" officeooo:paragraph-rsid="001dc364" style:font-weight-asian="bold" style:font-weight-complex="bold"/>
    </style:style>
    <style:style style:name="P6" style:family="paragraph" style:parent-style-name="Standard" style:list-style-name="L2">
      <style:text-properties fo:font-weight="bold" officeooo:rsid="001dc364" officeooo:paragraph-rsid="001dc364" style:font-weight-asian="bold" style:font-weight-complex="bold"/>
    </style:style>
    <style:style style:name="P7" style:family="paragraph" style:parent-style-name="Standard">
      <style:text-properties fo:font-weight="bold" officeooo:rsid="001e6c4a" officeooo:paragraph-rsid="001e6c4a" style:font-weight-asian="bold" style:font-weight-complex="bold"/>
    </style:style>
    <style:style style:name="P8" style:family="paragraph" style:parent-style-name="Standard" style:list-style-name="L3">
      <style:text-properties fo:font-weight="bold" officeooo:rsid="001e6c4a" officeooo:paragraph-rsid="001e6c4a" style:font-weight-asian="bold" style:font-weight-complex="bold"/>
    </style:style>
    <style:style style:name="P9" style:family="paragraph" style:parent-style-name="Standard">
      <style:text-properties fo:font-weight="bold" officeooo:rsid="0020331e" officeooo:paragraph-rsid="0020331e" style:font-weight-asian="bold" style:font-weight-complex="bold"/>
    </style:style>
    <style:style style:name="P10" style:family="paragraph" style:parent-style-name="Standard" style:list-style-name="L4">
      <style:text-properties fo:font-weight="bold" officeooo:rsid="0020331e" officeooo:paragraph-rsid="0020331e" style:font-weight-asian="bold" style:font-weight-complex="bold"/>
    </style:style>
    <style:style style:name="P11" style:family="paragraph" style:parent-style-name="Standard">
      <style:text-properties fo:font-weight="bold" officeooo:rsid="002430b9" officeooo:paragraph-rsid="002430b9" style:font-weight-asian="bold" style:font-weight-complex="bold"/>
    </style:style>
    <style:style style:name="P12" style:family="paragraph" style:parent-style-name="Standard">
      <style:text-properties fo:font-weight="bold" officeooo:rsid="0025e16e" officeooo:paragraph-rsid="0025e16e" style:font-weight-asian="bold" style:font-weight-complex="bold"/>
    </style:style>
    <style:style style:name="P13" style:family="paragraph" style:parent-style-name="Standard">
      <style:text-properties fo:font-weight="bold" officeooo:rsid="0026ee52" officeooo:paragraph-rsid="0026ee52" style:font-weight-asian="bold" style:font-weight-complex="bold"/>
    </style:style>
    <style:style style:name="P14" style:family="paragraph" style:parent-style-name="Standard" style:list-style-name="L5">
      <style:text-properties fo:font-weight="bold" officeooo:rsid="0026ee52" officeooo:paragraph-rsid="0026ee52" style:font-weight-asian="bold" style:font-weight-complex="bold"/>
    </style:style>
    <style:style style:name="P15" style:family="paragraph" style:parent-style-name="Standard">
      <style:text-properties fo:font-weight="bold" officeooo:rsid="00270ac0" officeooo:paragraph-rsid="00270ac0" style:font-weight-asian="bold" style:font-weight-complex="bold"/>
    </style:style>
    <style:style style:name="P16" style:family="paragraph" style:parent-style-name="Standard">
      <style:text-properties fo:font-weight="bold" officeooo:rsid="0028b5b5" officeooo:paragraph-rsid="0028b5b5" style:font-weight-asian="bold" style:font-weight-complex="bold"/>
    </style:style>
    <style:style style:name="P17" style:family="paragraph" style:parent-style-name="Standard" style:list-style-name="L6">
      <style:text-properties fo:font-weight="bold" officeooo:rsid="0028b5b5" officeooo:paragraph-rsid="0028b5b5" style:font-weight-asian="bold" style:font-weight-complex="bold"/>
    </style:style>
    <style:style style:name="P18" style:family="paragraph" style:parent-style-name="Header">
      <style:text-properties officeooo:rsid="0019f26e" officeooo:paragraph-rsid="0019f26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28a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tificação<text:span text:style-name="T1">:</text:span></text:p>
      <text:list xml:id="list3035100533" text:style-name="L1">
        <text:list-item>
          <text:p text:style-name="P2">Estorno<text:span text:style-name="T1"> → anulação total;</text:span></text:p>
        </text:list-item>
        <text:list-item>
          <text:p text:style-name="P2">Transferência<text:span text:style-name="T1"> → transposição para a conta correta;</text:span></text:p>
        </text:list-item>
        <text:list-item>
          <text:p text:style-name="P2">Complementação<text:span text:style-name="T1"> → posterior, aumentando ou diminuindo.</text:span></text:p>
        </text:list-item>
      </text:list>
      <text:p text:style-name="P1"><text:span text:style-name="T1"/></text:p>
      <text:p text:style-name="P3"><text:span text:style-name="T1">Admite-se a </text:span>escrituração resumida<text:span text:style-name="T1"> do Diário, com totais que </text:span>não excedam<text:span text:style-name="T1"> o período de </text:span>30 dias<text:span text:style-name="T1">, relativamente a contas cujas operações sejam numerosas ou realizadas fora da sede do estabelecimento, desde que utilizados livros auxiliares regularmente autenticados, para registro individualizado, e conservados os documentos que permitam a sua perfeita verificação.</text:span></text:p>
      <text:p text:style-name="P3"><text:span text:style-name="T1"/></text:p>
      <text:p text:style-name="P4"><text:span text:style-name="T1">Quem assina o Diário → Contador habilitado e empresário ou sociedade empresária.</text:span></text:p>
      <text:p text:style-name="P4"><text:span text:style-name="T1"/></text:p>
      <text:p text:style-name="P5"><text:span text:style-name="T1">Formalidades </text:span>extrínsecas<text:span text:style-name="T1">:</text:span></text:p>
      <text:list xml:id="list1950102775" text:style-name="L2">
        <text:list-item>
          <text:p text:style-name="P6"><text:span text:style-name="T1">seguir ordem cronológica;</text:span></text:p>
        </text:list-item>
        <text:list-item>
          <text:p text:style-name="P6"><text:span text:style-name="T1">sem rasuras, borrões, sinais, linhas em branco, entrelinhas, folhas em branco, etc;</text:span></text:p>
        </text:list-item>
        <text:list-item>
          <text:p text:style-name="P6"><text:span text:style-name="T1">escrituração deve ser feita em língua e moeda nacionais.</text:span></text:p>
        </text:list-item>
      </text:list>
      <text:p text:style-name="P5"><text:span text:style-name="T1"/></text:p>
      <text:p text:style-name="P7">Diário é<text:span text:style-name="T1">:</text:span></text:p>
      <text:list xml:id="list2487670557" text:style-name="L3">
        <text:list-item>
          <text:p text:style-name="P8"><text:span text:style-name="T1">obrigatório → exigido pelo CC;</text:span></text:p>
        </text:list-item>
        <text:list-item>
          <text:p text:style-name="P8"><text:span text:style-name="T1">principal → registra todos os fatos contábeis;</text:span></text:p>
        </text:list-item>
        <text:list-item>
          <text:p text:style-name="P8"><text:span text:style-name="T1">comum → para todas as empresas;</text:span></text:p>
        </text:list-item>
        <text:list-item>
          <text:p text:style-name="P8"><text:span text:style-name="T1">cronológico → fatos contábeis registrados em ordem cronológica.</text:span></text:p>
        </text:list-item>
      </text:list>
      <text:p text:style-name="P7"><text:span text:style-name="T1"/></text:p>
      <text:p text:style-name="P9">Razão é<text:span text:style-name="T1">:</text:span></text:p>
      <text:list xml:id="list1886074495" text:style-name="L4">
        <text:list-item>
          <text:p text:style-name="P10"><text:span text:style-name="T1">facultativo;</text:span></text:p>
          <text:list>
            <text:list-item>
              <text:p text:style-name="P10"><text:span text:style-name="T2">mas </text:span><text:span text:style-name="T1">p/ IR, quem apura pelo lucro </text:span>real<text:span text:style-name="T1"> está </text:span>obrigado<text:span text:style-name="T1"> a escriturar o livro Razão;</text:span></text:p>
            </text:list-item>
          </text:list>
        </text:list-item>
        <text:list-item>
          <text:p text:style-name="P10"><text:span text:style-name="T1">principal;</text:span></text:p>
        </text:list-item>
        <text:list-item>
          <text:p text:style-name="P10"><text:span text:style-name="T1">sistemático → organização das informações.</text:span></text:p>
        </text:list-item>
      </text:list>
      <text:p text:style-name="P9"><text:span text:style-name="T1"/></text:p>
      <text:p text:style-name="P11">Caixa<text:span text:style-name="T1"> → obrigatório aos contribuintes que estejam no </text:span>regime simplificado<text:span text:style-name="T1">.</text:span></text:p>
      <text:p text:style-name="P11"><text:span text:style-name="T1"/></text:p>
      <text:p text:style-name="P12">Registro de Inventário e Registro de Entrada e Saída de Mercadorias<text:span text:style-name="T1"> <text:s/>→ bens de consumo, mercadorias, matérias-primas e outros estoques.</text:span></text:p>
      <text:p text:style-name="P12"><text:span text:style-name="T1"/></text:p>
      <text:p text:style-name="P13">Obrigatórios somente às SA’s<text:span text:style-name="T1">:</text:span></text:p>
      <text:list xml:id="list3861348988" text:style-name="L5">
        <text:list-item>
          <text:p text:style-name="P14"><text:span text:style-name="T1">Registro de Ações Nominativas;</text:span></text:p>
        </text:list-item>
        <text:list-item>
          <text:p text:style-name="P14"><text:span text:style-name="T1">Transferência de Ações Nominativas;</text:span></text:p>
        </text:list-item>
        <text:list-item>
          <text:p text:style-name="P14"><text:span text:style-name="T1">Registro de Partes Beneficiárias Nominativas;</text:span></text:p>
        </text:list-item>
        <text:list-item>
          <text:p text:style-name="P14"><text:span text:style-name="T1">Transferência de Partes Beneficiárias Nominativas;</text:span></text:p>
        </text:list-item>
        <text:list-item>
          <text:p text:style-name="P14"><text:span text:style-name="T1">Atas das Assembleias Gerais;</text:span></text:p>
        </text:list-item>
        <text:list-item>
          <text:p text:style-name="P14"><text:span text:style-name="T1">Presença dos Acionistas;</text:span></text:p>
        </text:list-item>
        <text:list-item>
          <text:p text:style-name="P14"><text:span text:style-name="T1">Atas das Reuniões do Conselho de Administração, se houver;</text:span></text:p>
        </text:list-item>
        <text:list-item>
          <text:p text:style-name="P14"><text:span text:style-name="T1">Atas das Reuniões da Diretoria; e</text:span></text:p>
        </text:list-item>
        <text:list-item>
          <text:p text:style-name="P14"><text:span text:style-name="T1">Atas e Pareceres do Conselho Fiscal.</text:span></text:p>
        </text:list-item>
      </text:list>
      <text:p text:style-name="P13"><text:span text:style-name="T1"/></text:p>
      <text:p text:style-name="P15"><text:span text:style-name="T1">As informações para a confecção do </text:span>balancete de verificação<text:span text:style-name="T1"> são extraídas do </text:span>Razão<text:span text:style-name="T1">.</text:span></text:p>
      <text:p text:style-name="P15"><text:span text:style-name="T1"/></text:p>
      <text:p text:style-name="P16"><text:span text:style-name="T1">Elementos mínimos do </text:span>balancete de verificação<text:span text:style-name="T1">:</text:span></text:p>
      <text:list xml:id="list1553862254" text:style-name="L6">
        <text:list-item>
          <text:p text:style-name="P17"><text:span text:style-name="T1">identificação da Entidade;</text:span></text:p>
        </text:list-item>
        <text:list-item>
          <text:p text:style-name="P17"><text:soft-page-break/><text:span text:style-name="T1">data a que se refere;</text:span></text:p>
        </text:list-item>
        <text:list-item>
          <text:p text:style-name="P17"><text:span text:style-name="T1">abrangência;</text:span></text:p>
        </text:list-item>
        <text:list-item>
          <text:p text:style-name="P17"><text:span text:style-name="T1">identificação das contas e respectivos grupos;</text:span></text:p>
        </text:list-item>
        <text:list-item>
          <text:p text:style-name="P17"><text:span text:style-name="T1">saldos das contas, <text:s/>indicando se devedores ou credores;</text:span></text:p>
        </text:list-item>
        <text:list-item>
          <text:p text:style-name="P17"><text:span text:style-name="T1">soma dos saldos devedores e credores.</text:span></text:p>
        </text:list-item>
      </text:list>
      <text:p text:style-name="P16"><text:span text:style-name="T1"/></text:p>
      <text:p text:style-name="P1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f26e" officeooo:paragraph-rsid="0019f26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Fórmulas de lançamento, tipos de fatos contábeis, retificação, insubsistências e superveninências, livros contábeis e fiscais, balancete de verificaçã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7:43:42.756000000</meta:creation-date>
    <dc:date>2018-04-23T18:22:06.721000000</dc:date>
    <meta:editing-duration>PT38M18S</meta:editing-duration>
    <meta:editing-cycles>15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41" meta:word-count="335" meta:character-count="2193" meta:non-whitespace-character-count="1925"/>
  </office:meta>
</office:document-meta>
</file>